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1F0000008A572D862E2403F4C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14.801cm" style:type="right"/>
        </style:tab-stops>
      </style:paragraph-properties>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0"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4574984981824" text:id="ct94574984981824">
          <text:deletion>
            <office:change-info>
              <dc:creator>Autore sconosciuto</dc:creator>
              <dc:date>2021-05-11T09:25:27</dc:date>
            </office:change-info>
            <text:p text:style-name="P8">Conference name</text:p>
          </text:deletion>
        </text:changed-region>
        <text:changed-region xml:id="ct94574934136320" text:id="ct94574934136320">
          <text:insertion>
            <office:change-info>
              <dc:creator>Autore sconosciuto</dc:creator>
              <dc:date>2021-05-11T09:25:27</dc:date>
            </office:change-info>
          </text:insertion>
        </text:changed-region>
        <text:changed-region xml:id="ct94574961894016" text:id="ct94574961894016">
          <text:deletion>
            <office:change-info>
              <dc:creator>Autore sconosciuto</dc:creator>
              <dc:date>2021-05-11T09:25:45</dc:date>
            </office:change-info>
            <text:p text:style-name="P8">date</text:p>
          </text:deletion>
        </text:changed-region>
        <text:changed-region xml:id="ct94574938111536" text:id="ct94574938111536">
          <text:insertion>
            <office:change-info>
              <dc:creator>Autore sconosciuto</dc:creator>
              <dc:date>2021-05-11T09:25:45</dc:date>
            </office:change-info>
          </text:insertion>
        </text:changed-region>
        <text:changed-region xml:id="ct94574991225056" text:id="ct94574991225056">
          <text:deletion>
            <office:change-info>
              <dc:creator>Autore sconosciuto</dc:creator>
              <dc:date>2021-05-11T09:25:52</dc:date>
            </office:change-info>
            <text:p text:style-name="P8">venue</text:p>
          </text:deletion>
        </text:changed-region>
        <text:changed-region xml:id="ct94575000286576" text:id="ct94575000286576">
          <text:insertion>
            <office:change-info>
              <dc:creator>Autore sconosciuto</dc:creator>
              <dc:date>2021-05-11T09:25: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4">and </text:span><text:span text:style-name="T15">Second</text:span><text:span text:style-name="T14"> Author</text:span><text:span text:style-name="Author-superscripts">a,b</text:span></text:p>
        <text:list xml:id="list1405386605"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text:change text:change-id="ct94574984981824"/><text:change-start text:change-id="ct94574934136320"/>The 38th International Symposium on Lattice Field Theory, LATTICE2021<text:change-end text:change-id="ct94574934136320"/><text:line-break/><text:change text:change-id="ct94574961894016"/><text:change-start text:change-id="ct94574938111536"/>26th-30th July, 2021<text:change-end text:change-id="ct94574938111536"/><text:line-break/><text:change text:change-id="ct94574991225056"/><text:change-start text:change-id="ct94575000286576"/>Zoom/Gather@Massachusetts Institute of Technology<text:change-end text:change-id="ct94575000286576"/></text:p>
        <text:p text:style-name="P10"/>
      </text:section>
      <text:list xml:id="list922854227"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92557764223658"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92557715943402"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1619597841" text:style-name="WWNum2">
        <text:list-item>
          <text:p text:style-name="P20">F. Baggins, <text:span text:style-name="T10">Quantum effects of the One Ring</text:span>, <text:span text:style-name="T10">JHEP </text:span><text:span text:style-name="T11">01 </text:span>(3021) 006 [<text:span text:style-name="T12">hep-th/2001033</text:span>]</text:p>
        </text:list-item>
        <text:list-item>
          <text:p text:style-name="P20">B. Baggins, <text:span text:style-name="T10">There and back again</text:span>, Imladris Editions, Rivendell 3018.</text:p>
        </text:list-item>
        <text:list-item>
          <text:p text:style-name="P20">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loext: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loext: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loext: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loext: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loext: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1"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2"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15.005cm" svg:height="1.579cm" draw:z-index="0"><draw:image xlink:href="Pictures/100002010000051F0000008A572D862E2403F4CB.png" xlink:type="simple" xlink:show="embed" xlink:actuate="onLoad" loext: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 - can be set in "File -&gt; Properties"</dc:title>
    <meta:editing-cycles>1</meta:editing-cycles>
    <meta:creation-date>2015-05-25T17:20:49.333517502</meta:creation-date>
    <meta:editing-duration>P0D</meta:editing-duration>
    <meta:generator>LibreOffice/6.4.7.2$Linux_X86_64 LibreOffice_project/40$Build-2</meta:generator>
    <meta:document-statistic meta:table-count="0" meta:image-count="1" meta:object-count="0" meta:page-count="2" meta:paragraph-count="24" meta:word-count="531" meta:character-count="3621" meta:non-whitespace-character-count="31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